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Monaco, 'Andale Mono', 'Ubuntu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urw-din" svg:font-family="urw-din, sans-serif"/>
  </office:font-face-decls>
  <office:automatic-styles>
    <style:style style:name="Table1" style:family="table">
      <style:table-properties style:width="17cm" table:align="margins"/>
    </style:style>
    <style:style style:name="Table1.A" style:family="table-column">
      <style:table-column-properties style:column-width="3.598cm" style:rel-column-width="2040*"/>
    </style:style>
    <style:style style:name="Table1.B" style:family="table-column">
      <style:table-column-properties style:column-width="13.402cm" style:rel-column-width="7598*"/>
    </style:style>
    <style:style style:name="Table1.A1" style:family="table-cell">
      <style:table-cell-properties fo:padding="0cm" fo:border="none" style:writing-mode="page"/>
    </style:style>
    <style:style style:name="P1" style:family="paragraph" style:parent-style-name="Standard">
      <style:text-properties officeooo:rsid="000a1273" officeooo:paragraph-rsid="000a1273"/>
    </style:style>
    <style:style style:name="P2" style:family="paragraph" style:parent-style-name="Standard">
      <style:text-properties officeooo:paragraph-rsid="000a1273"/>
    </style:style>
    <style:style style:name="P3" style:family="paragraph" style:parent-style-name="Standard">
      <style:text-properties officeooo:rsid="000be98e" officeooo:paragraph-rsid="000be98e"/>
    </style:style>
    <style:style style:name="P4" style:family="paragraph" style:parent-style-name="Standard">
      <style:text-properties officeooo:rsid="000db3b0" officeooo:paragraph-rsid="000db3b0"/>
    </style:style>
    <style:style style:name="P5" style:family="paragraph" style:parent-style-name="Standard">
      <style:text-properties officeooo:rsid="000db3b0" officeooo:paragraph-rsid="000eab73"/>
    </style:style>
    <style:style style:name="P6" style:family="paragraph" style:parent-style-name="Standard">
      <style:text-properties officeooo:rsid="000eab73" officeooo:paragraph-rsid="000eab73"/>
    </style:style>
    <style:style style:name="P7" style:family="paragraph" style:parent-style-name="Standard">
      <style:text-properties officeooo:rsid="000eab73" officeooo:paragraph-rsid="000f5879"/>
    </style:style>
    <style:style style:name="P8" style:family="paragraph" style:parent-style-name="Standard">
      <style:text-properties officeooo:paragraph-rsid="000db3b0"/>
    </style:style>
    <style:style style:name="P9" style:family="paragraph" style:parent-style-name="Standard">
      <style:text-properties officeooo:paragraph-rsid="000eab73"/>
    </style:style>
    <style:style style:name="P10" style:family="paragraph" style:parent-style-name="Standard">
      <style:text-properties officeooo:rsid="000f5879" officeooo:paragraph-rsid="000f5879"/>
    </style:style>
    <style:style style:name="P11" style:family="paragraph" style:parent-style-name="Standard">
      <style:text-properties officeooo:paragraph-rsid="000f5879"/>
    </style:style>
    <style:style style:name="P12" style:family="paragraph" style:parent-style-name="Standard">
      <style:text-properties officeooo:rsid="0011488c" officeooo:paragraph-rsid="0011488c"/>
    </style:style>
    <style:style style:name="P13" style:family="paragraph" style:parent-style-name="Standard">
      <style:text-properties officeooo:rsid="001164f0" officeooo:paragraph-rsid="001164f0"/>
    </style:style>
    <style:style style:name="P14" style:family="paragraph" style:parent-style-name="Standard">
      <style:text-properties officeooo:rsid="001231a5" officeooo:paragraph-rsid="001231a5"/>
    </style:style>
    <style:style style:name="T1" style:family="text">
      <style:text-properties fo:font-style="italic" style:font-style-asian="italic" style:font-style-complex="italic"/>
    </style:style>
    <style:style style:name="T2" style:family="text">
      <style:text-properties fo:font-style="italic" officeooo:rsid="000a1273" style:font-style-asian="italic" style:font-style-complex="italic"/>
    </style:style>
    <style:style style:name="T3" style:family="text">
      <style:text-properties fo:font-style="italic" officeooo:rsid="000eab73" style:font-style-asian="italic" style:font-style-complex="italic"/>
    </style:style>
    <style:style style:name="T4" style:family="text">
      <style:text-properties fo:font-variant="normal" fo:text-transform="none" fo:color="#273239" loext:opacity="100%" style:font-name="urw-din" fo:font-size="10.1999998092651pt" fo:letter-spacing="normal" fo:font-style="normal" fo:font-weight="normal" officeooo:rsid="000be98e" style:font-style-asian="italic" style:font-style-complex="italic"/>
    </style:style>
    <style:style style:name="T5" style:family="text">
      <style:text-properties fo:font-variant="normal" fo:text-transform="none" fo:color="#273239" loext:opacity="100%" style:font-name="Liberation Serif" fo:font-size="12pt" fo:letter-spacing="normal" fo:font-style="normal" fo:font-weight="normal" officeooo:rsid="000be98e" style:font-size-asian="12pt" style:font-style-asian="italic" style:font-size-complex="12pt" style:font-style-complex="italic"/>
    </style:style>
    <style:style style:name="T6" style:family="text">
      <style:text-properties style:font-name="Liberation Serif" fo:font-size="12pt" fo:font-style="italic" officeooo:rsid="000be98e" style:font-size-asian="12pt" style:font-style-asian="italic" style:font-size-complex="12pt" style:font-style-complex="italic"/>
    </style:style>
    <style:style style:name="T7" style:family="text">
      <style:text-properties style:font-name="Liberation Serif" fo:font-size="12pt" fo:font-style="normal" officeooo:rsid="000be98e" style:font-size-asian="12pt" style:font-style-asian="normal" style:font-size-complex="12pt" style:font-style-complex="normal"/>
    </style:style>
    <style:style style:name="T8" style:family="text">
      <style:text-properties officeooo:rsid="000db3b0"/>
    </style:style>
    <style:style style:name="T9" style:family="text">
      <style:text-properties officeooo:rsid="000eab73"/>
    </style:style>
    <style:style style:name="T10" style:family="text">
      <style:text-properties officeooo:rsid="000f5879"/>
    </style:style>
    <style:style style:name="T11" style:family="text">
      <style:text-properties officeooo:rsid="0011488c"/>
    </style:style>
    <style:style style:name="T12" style:family="text">
      <style:text-properties officeooo:rsid="001164f0"/>
    </style:style>
    <style:style style:name="T13" style:family="text">
      <style:text-properties officeooo:rsid="001231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Q1. What are the two latest user-defined exception constraints in Python 3.X?</text:p>
      <text:p text:style-name="P1">Ans: In python 2 exceptions are enclosed in <text:span text:style-name="T1">notations</text:span>. In version 3 exceptions are enclosed in <text:span text:style-name="T1">parenthesis</text:span></text:p>
      <text:p text:style-name="P2"><text:span text:style-name="T2"><text:tab/></text:span><text:span text:style-name="T4">I</text:span><text:span text:style-name="T5">n python 3.x, ‘as’ keyword is required</text:span><text:span text:style-name="T6"> </text:span><text:span text:style-name="T7">in except statement.</text:span></text:p>
      <text:p text:style-name="Standard"/>
      <text:p text:style-name="Standard">Q2. How are class-based exceptions that have been raised matched to handlers?</text:p>
      <text:p text:style-name="P3">Ans: <text:span text:style-name="T9">the raise statement takes an exception named</text:span><text:span text:style-name="T3"> exception_name</text:span><text:span text:style-name="T9"> as input and throws the exception that the python interpreter handles</text:span></text:p>
      <text:p text:style-name="P3"><text:tab/><text:span text:style-name="T11">A single try statement can have multiple except statement. When try contains statement that may throw different types of exception. You can provide a generic except clause, which handles any exception. The exception can be handles using Standard exception(class) <text:s/>in the except statement or by providing a custom exception handlers using raise or logging to throw are relevant message.</text:span></text:p>
      <text:p text:style-name="P3"><text:span text:style-name="T11">The standard exception hierarchy handles the exception if multiple except statements are mentioned </text:span><text:tab/></text:p>
      <text:p text:style-name="Standard"/>
      <text:p text:style-name="Standard">Q3. Describe two methods for attaching context information to exception artefacts.</text:p>
      <text:p text:style-name="P3">Ans: When raising exception (rather than using a bare raise to re-raise the exception currently being handled, the implicit exception context can be supplemented with an explicit cause by using ‘from’ with ‘<text:span text:style-name="T8">raise’.</text:span></text:p>
      <text:p text:style-name="P4"><text:tab/>e.g. <text:span text:style-name="T1">raise</text:span> new_exe <text:span text:style-name="T1">from</text:span> original_exc</text:p>
      <text:p text:style-name="P4">creating a customer exception handler by inheriting the Exception class.</text:p>
      <text:p text:style-name="P4"><text:tab/>e.g. customerexceptions(Exception)</text:p>
      <text:p text:style-name="P4"/>
      <text:p text:style-name="P12">general syntax try:</text:p>
      <text:p text:style-name="P12"><text:tab/><text:tab/>except &lt;Exception class name&gt;:</text:p>
      <text:p text:style-name="P12"><text:tab/><text:tab/><text:tab/>statement</text:p>
      <text:p text:style-name="P12"/>
      <text:p text:style-name="Standard">Q4. Describe two methods for specifying the text of an exception object&amp;#39;s error message.</text:p>
      <text:p text:style-name="P4">Ans: <text:span text:style-name="T9">using</text:span></text:p>
      <text:p text:style-name="P8"/>
      <text:p text:style-name="Standard"><text:tab/></text:p>
      <table:table table:name="Table1" table:style-name="Table1">
        <table:table-column table:style-name="Table1.A"/>
        <table:table-column table:style-name="Table1.B"/>
        <table:table-row table:style-name="TableLine1359344445600">
          <table:table-cell table:style-name="Table1.A1" office:value-type="string">
            <text:p text:style-name="P10">Custom exception</text:p>
          </table:table-cell>
          <table:table-cell table:style-name="Table1.A1" office:value-type="string">
            <text:p text:style-name="P10">Example thorwing custom message</text:p>
          </table:table-cell>
        </table:table-row>
        <table:table-row table:style-name="TableLine1359344445600">
          <table:table-cell table:style-name="Table1.A1" office:value-type="string">
            <text:p text:style-name="P10">Exception ()</text:p>
          </table:table-cell>
          <table:table-cell table:style-name="Table1.A1" office:value-type="string">
            <text:p text:style-name="P10">Takes message string as input argument and returns an exception after execution using raise statement</text:p>
            <text:p text:style-name="P10">number = 10</text:p>
            <text:p text:style-name="P10">if number.isdigit():</text:p>
            <text:p text:style-name="P11"><text:tab/><text:span text:style-name="T10">number </text:span><text:span text:style-name="T9">= </text:span><text:span text:style-name="T10">int(number)</text:span></text:p>
            <text:p text:style-name="P11"><text:tab/><text:span text:style-name="T10">square =number*number</text:span></text:p>
            <text:p text:style-name="P10">else:</text:p>
            <text:p text:style-name="P7"><text:tab/><text:span text:style-name="T10">raise Exception</text:span>(‘<text:span text:style-name="T10">number contains charaters other than digit’</text:span>)</text:p>
            <text:p text:style-name="P10"/>
          </table:table-cell>
        </table:table-row>
        <table:table-row table:style-name="TableLine1359344445600">
          <table:table-cell table:style-name="Table1.A1" office:value-type="string">
            <text:p text:style-name="P5"><text:span text:style-name="T9"><text:s/>print()</text:span></text:p>
          </table:table-cell>
          <table:table-cell table:style-name="Table1.A1" office:value-type="string">
            <text:p text:style-name="P9"><text:tab/><text:span text:style-name="T9">try:</text:span></text:p>
            <text:p text:style-name="P9"><text:tab/><text:tab/><text:span text:style-name="T9">x=1/0</text:span></text:p>
            <text:p text:style-name="P9"><text:tab/><text:span text:style-name="T9">except Exception as e:</text:span></text:p>
            <text:p text:style-name="P6"><text:tab/><text:tab/>print(‘Exception occured while executing ‘: + repr(e))</text:p>
          </table:table-cell>
        </table:table-row>
        <table:table-row table:style-name="TableLine1359344445600">
          <table:table-cell table:style-name="Table1.A1" office:value-type="string">
            <text:p text:style-name="P6">logging.error() </text:p>
          </table:table-cell>
          <table:table-cell table:style-name="Table1.A1" office:value-type="string">
            <text:p text:style-name="P9"><text:span text:style-name="T9">import logging</text:span></text:p>
            <text:p text:style-name="P9"><text:tab/><text:span text:style-name="T9">logger =logging.getlogger()</text:span></text:p>
            <text:p text:style-name="P9"><text:tab/><text:span text:style-name="T9">try:</text:span></text:p>
            <text:p text:style-name="P9"><text:tab/><text:tab/><text:span text:style-name="T9">x=1/0</text:span></text:p>
            <text:p text:style-name="P9"><text:tab/><text:span text:style-name="T9">except Exception as e:</text:span></text:p>
            <text:p text:style-name="P9"><text:tab/><text:tab/><text:span text:style-name="T9">logger.error(‘Exception occured while executing ‘: + repr(e))</text:span></text:p>
          </table:table-cell>
        </table:table-row>
        <table:table-row table:style-name="TableLine1359344445600">
          <table:table-cell table:style-name="Table1.A1" office:value-type="string">
            <text:p text:style-name="P6">logging.Exception() </text:p>
          </table:table-cell>
          <table:table-cell table:style-name="Table1.A1" office:value-type="string">
            <text:p text:style-name="P9"><text:span text:style-name="T9">import logging</text:span></text:p>
            <text:p text:style-name="P9"><text:soft-page-break/><text:tab/><text:span text:style-name="T9">logger =logging.getlogger()</text:span></text:p>
            <text:p text:style-name="P9"><text:tab/><text:span text:style-name="T9">try:</text:span></text:p>
            <text:p text:style-name="P9"><text:tab/><text:tab/><text:span text:style-name="T9">x=1/0</text:span></text:p>
            <text:p text:style-name="P9"><text:tab/><text:span text:style-name="T9">except Exception as e:</text:span></text:p>
            <text:p text:style-name="P9"><text:tab/><text:tab/><text:span text:style-name="T9">logger.exception(‘Exception occured while executing ‘: + str(e))</text:span></text:p>
          </table:table-cell>
        </table:table-row>
      </table:table>
      <text:p text:style-name="Standard"/>
      <text:p text:style-name="Standard"/>
      <text:p text:style-name="Standard">Q5. Why do you no longer use string-based exceptions?</text:p>
      <text:p text:style-name="P12">Ans: <text:tab/><text:span text:style-name="T12">The search for an exception handler (checking each except clause) is accomplished via object identity and not object value. That means that if you are using string exceptions, the string object used in the except clause must be the same as the string exception that is raised. Two different string objects, even if they contain exactly the same string, constitute different exceptions.</text:span></text:p>
      <text:p text:style-name="P13"><text:span text:style-name="T13"><text:tab/>U</text:span>sing classes simplifies this selection mechanism because exception classes are, for most part, static. When referring to an exception, you are really accessing a class object that is a built-in identifier and stays constant throughout the course of execution. <text:span text:style-name="T13">whether using IndexError in an except clause or in a raise statement, you can be sure they are both referencing the same class object sot hat a corresponding handler will be found.</text:span></text:p>
      <text:p text:style-name="P14"><text:tab/>Classes promotes grouping of related Exceptions and simplifies detec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Monaco, 'Andale Mono', 'Ubuntu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urw-din" svg:font-family="urw-din,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 style:font-family-complex="Mangal"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08T18:11:07.807000000</meta:creation-date>
    <dc:date>2022-08-08T21:43:22.662000000</dc:date>
    <meta:editing-duration>PT5M29S</meta:editing-duration>
    <meta:editing-cycles>2</meta:editing-cycles>
    <meta:generator>LibreOffice/7.3.5.2$Windows_X86_64 LibreOffice_project/184fe81b8c8c30d8b5082578aee2fed2ea847c01</meta:generator>
    <meta:document-statistic meta:table-count="1" meta:image-count="0" meta:object-count="0" meta:page-count="2" meta:paragraph-count="51" meta:word-count="471" meta:character-count="3226" meta:non-whitespace-character-count="2763"/>
  </office:meta>
</office:document-meta>
</file>